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a905"/>
    </style:style>
    <style:style style:name="P2" style:family="paragraph" style:parent-style-name="Heading_20_1">
      <style:text-properties officeooo:rsid="0012a905" officeooo:paragraph-rsid="0012a905"/>
    </style:style>
    <style:style style:name="T1" style:family="text">
      <style:text-properties officeooo:rsid="0012a905"/>
    </style:style>
    <style:style style:name="T2" style:family="text">
      <style:text-properties fo:font-weight="bold" officeooo:rsid="0012a905" style:font-weight-asian="bold" style:font-weight-complex="bold"/>
    </style:style>
    <style:style style:name="T3" style:family="text">
      <style:text-properties fo:font-weight="normal" officeooo:rsid="0012a905" style:font-weight-asian="normal" style:font-weight-complex="normal"/>
    </style:style>
    <style:style style:name="T4" style:family="text">
      <style:text-properties fo:font-style="italic" fo:font-weight="normal" officeooo:rsid="0012a905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officeooo:rsid="0012a905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officeooo:rsid="0012a905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 HexaHero</text:p>
      <text:p text:style-name="P1"/>
      <text:h text:style-name="P2" text:outline-level="1">Objectif:</text:h>
      <text:p text:style-name="P1"><text:tab/><text:span text:style-name="T1">L'objectif du jeu sera de récupérer les 6 coins de l'</text:span><text:span text:style-name="T4">Hexagone Magique</text:span><text:span text:style-name="T1"> qui sont chaque un dans une des 6 </text:span><text:span text:style-name="T4">Grandes Ruines </text:span><text:span text:style-name="T6">protégés par des </text:span><text:span text:style-name="T4">Titans </text:span><text:span text:style-name="T6">et des </text:span><text:span text:style-name="T4">monstres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aê</meta:initial-creator>
    <meta:creation-date>2015-02-16T17:27:28.144260295</meta:creation-date>
    <dc:date>2015-02-16T17:54:13.419623088</dc:date>
    <dc:creator>Gabriel Caê</dc:creator>
    <meta:editing-duration>PT11M34S</meta:editing-duration>
    <meta:editing-cycles>1</meta:editing-cycles>
    <meta:document-statistic meta:table-count="0" meta:image-count="0" meta:object-count="0" meta:page-count="1" meta:paragraph-count="3" meta:word-count="32" meta:character-count="192" meta:non-whitespace-character-count="162"/>
    <meta:generator>LibreOffice/4.2.7.2$Linux_X86_64 LibreOffice_project/420m0$Build-2</meta:generator>
  </office:meta>
</office:document-meta>
</file>